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.494cm" fo:margin-bottom="0.494cm" loext:contextual-spacing="false" fo:line-height="100%"/>
      <style:text-properties officeooo:paragraph-rsid="000a2c37"/>
    </style:style>
    <style:style style:name="P2" style:family="paragraph" style:parent-style-name="Standard" style:list-style-name="">
      <style:paragraph-properties fo:margin-top="0.494cm" fo:margin-bottom="0.494cm" loext:contextual-spacing="false" fo:line-height="100%"/>
      <style:text-properties officeooo:paragraph-rsid="000a2c37"/>
    </style:style>
    <style:style style:name="P3" style:family="paragraph" style:parent-style-name="Standard">
      <style:paragraph-properties fo:margin-left="0.423cm" fo:margin-right="0cm" fo:margin-top="0.494cm" fo:margin-bottom="0.494cm" loext:contextual-spacing="false" fo:line-height="100%" fo:text-indent="0cm" style:auto-text-indent="false"/>
      <style:text-properties officeooo:paragraph-rsid="000a2c37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0a2c37"/>
    </style:style>
    <style:style style:name="P5" style:family="paragraph" style:parent-style-name="Standard">
      <loext:graphic-properties draw:fill="solid" draw:fill-color="#ffffee"/>
      <style:paragraph-properties fo:margin-left="0.423cm" fo:margin-right="0.423cm" fo:margin-top="0.423cm" fo:margin-bottom="0.423cm" loext:contextual-spacing="false" style:line-height-at-least="0.593cm" fo:text-indent="0cm" style:auto-text-indent="false" fo:background-color="#ffffee" fo:padding-left="0.423cm" fo:padding-right="0.423cm" fo:padding-top="0.212cm" fo:padding-bottom="0.212cm" fo:border="0.74pt dashed #cccc9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a2c37"/>
    </style:style>
    <style:style style:name="P6" style:family="paragraph" style:parent-style-name="Standard" style:list-style-name="WWNum2">
      <style:paragraph-properties fo:margin-left="1.693cm" fo:margin-right="0.423cm" fo:margin-top="0.212cm" fo:margin-bottom="0.212cm" loext:contextual-spacing="false" fo:line-height="100%" fo:text-indent="-0.635cm" style:auto-text-indent="false"/>
      <style:text-properties officeooo:paragraph-rsid="000a2c37"/>
    </style:style>
    <style:style style:name="P7" style:family="paragraph" style:parent-style-name="Standard">
      <loext:graphic-properties draw:fill="solid" draw:fill-color="#ffffee"/>
      <style:paragraph-properties fo:margin-left="1.693cm" fo:margin-right="0cm" fo:margin-top="0.212cm" fo:margin-bottom="0.423cm" loext:contextual-spacing="false" style:line-height-at-least="0.593cm" fo:text-indent="0cm" style:auto-text-indent="false" fo:background-color="#ffffee" fo:padding-left="0.423cm" fo:padding-right="0.423cm" fo:padding-top="0.212cm" fo:padding-bottom="0.212cm" fo:border="0.74pt dashed #cccc99" style:vertical-align="top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a2c37"/>
    </style:style>
    <style:style style:name="T1" style:family="text">
      <style:text-properties fo:color="#000033" style:font-name="Georgia" fo:font-size="24pt" style:font-name-asian="Times New Roman1" style:font-size-asian="24pt" style:language-asian="es" style:country-asian="ES" style:font-name-complex="Times New Roman1" style:font-size-complex="24pt"/>
    </style:style>
    <style:style style:name="T2" style:family="text">
      <style:text-properties fo:color="#000033" style:font-name="Georgia" fo:font-size="24pt" officeooo:rsid="000a2c37" style:font-name-asian="Times New Roman1" style:font-size-asian="24pt" style:language-asian="es" style:country-asian="ES" style:font-name-complex="Times New Roman1" style:font-size-complex="24pt"/>
    </style:style>
    <style:style style:name="T3" style:family="text">
      <style:text-properties fo:color="#000033" style:font-name="Georgia" fo:font-size="18pt" style:font-name-asian="Times New Roman1" style:font-size-asian="18pt" style:language-asian="es" style:country-asian="ES" style:font-name-complex="Times New Roman1" style:font-size-complex="18pt"/>
    </style:style>
    <style:style style:name="T4" style:family="text">
      <style:text-properties fo:color="#000033" style:text-position="super 58%" style:font-name="Georgia" fo:font-size="24pt" style:font-name-asian="Times New Roman1" style:font-size-asian="24pt" style:language-asian="es" style:country-asian="ES" style:font-name-complex="Times New Roman1" style:font-size-complex="24pt"/>
    </style:style>
    <style:style style:name="T5" style:family="text">
      <style:text-properties fo:color="#333333" style:font-name="Verdana" fo:font-size="13.5pt" style:font-name-asian="Times New Roman1" style:font-size-asian="13.5pt" style:language-asian="es" style:country-asian="ES" style:font-name-complex="Times New Roman1" style:font-size-complex="13.5pt"/>
    </style:style>
    <style:style style:name="T6" style:family="text">
      <style:text-properties fo:color="#333333" style:font-name="Courier New" style:font-name-asian="Times New Roman1" style:language-asian="es" style:country-asian="ES" style:font-name-complex="Courier New1"/>
    </style:style>
    <style:style style:name="T7" style:family="text">
      <style:text-properties fo:color="#000000" style:font-name="Verdana" fo:font-size="13.5pt" style:font-name-asian="Times New Roman1" style:font-size-asian="13.5pt" style:language-asian="es" style:country-asian="ES" style:font-name-complex="Times New Roman1" style:font-size-complex="13.5pt"/>
    </style:style>
    <style:style style:name="T8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9" style:family="text">
      <style:text-properties fo:color="#000099" style:font-name="Courier New" style:font-name-asian="Times New Roman1" style:language-asian="es" style:country-asian="ES" style:font-name-complex="Courier New1"/>
    </style:style>
    <style:style style:name="T10" style:family="text">
      <style:text-properties style:font-name="Courier New" style:font-name-asian="Times New Roman1" style:language-asian="es" style:country-asian="ES" style:font-name-complex="Courier New1"/>
    </style:style>
    <style:style style:name="T11" style:family="text">
      <style:text-properties fo:color="#990000" style:font-name="Courier New" style:font-name-asian="Times New Roman1" style:language-asian="es" style:country-asian="ES" style:font-name-complex="Courier New1"/>
    </style:style>
    <style:style style:name="T12" style:family="text">
      <style:text-properties fo:color="#009900" style:font-name="Verdana" fo:font-size="13.5pt" style:font-name-asian="Times New Roman1" style:font-size-asian="13.5pt" style:language-asian="es" style:country-asian="ES" style:font-name-complex="Times New Roman1" style:font-size-complex="13.5pt"/>
    </style:style>
    <style:style style:name="T13" style:family="text">
      <style:text-properties fo:color="#cccccc" style:font-name="Verdana" fo:font-size="1pt" style:font-name-asian="Times New Roman1" style:font-size-asian="1pt" style:language-asian="es" style:country-asian="ES" style:font-name-complex="Times New Roman1" style:font-size-complex="1pt"/>
    </style:style>
    <style:style style:name="T14" style:family="text">
      <style:text-properties fo:color="#006600" style:font-name="Courier New" style:font-name-asian="Times New Roman1" style:language-asian="es" style:country-asian="ES" style:font-name-complex="Courier New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Ejercicios de SQL </text:span><text:span text:style-name="T2">Sencillos</text:span></text:h>
      <text:h text:style-name="P1" text:outline-level="2"><text:span text:style-name="T3">Tablas</text:span></text:h>
      <text:p text:style-name="P3"><text:span text:style-name="T5">Se dispone de la tabla PERSONAS con los datos de aquellos empleados que trabajan en una serie de hospitales.</text:span></text:p>
      <text:p text:style-name="P4"><text:span text:style-name="T7"><text:line-break/></text:span><text:span text:style-name="T8">Código SQL para la creación de las tablas…</text:span></text:p>
      <text:p text:style-name="P5"><text:span text:style-name="T9">create</text:span><text:span text:style-name="T10"> </text:span><text:span text:style-name="T9">table</text:span><text:span text:style-name="T10"> personas(<text:line-break/> <text:s/>cod_hospital </text:span><text:span text:style-name="T9">integer</text:span><text:span text:style-name="T10">,<text:line-break/> <text:s/>dni </text:span><text:span text:style-name="T9">integer</text:span><text:span text:style-name="T10"> </text:span><text:span text:style-name="T9">primary</text:span><text:span text:style-name="T10"> </text:span><text:span text:style-name="T9">key</text:span><text:span text:style-name="T10">,<text:line-break/> <text:s/>apellidos </text:span><text:span text:style-name="T9">varchar</text:span><text:span text:style-name="T10">(</text:span><text:span text:style-name="T11">50</text:span><text:span text:style-name="T10">),<text:line-break/> <text:s/>funcion </text:span><text:span text:style-name="T9">varchar</text:span><text:span text:style-name="T10">(</text:span><text:span text:style-name="T11">30</text:span><text:span text:style-name="T10">),<text:line-break/> <text:s/>salario </text:span><text:span text:style-name="T9">integer</text:span><text:span text:style-name="T10">,<text:line-break/> <text:s/>localidad </text:span><text:span text:style-name="T9">varchar</text:span><text:span text:style-name="T10">(</text:span><text:span text:style-name="T11">20</text:span><text:span text:style-name="T10">)<text:line-break/>);</text:span></text:p>
      <text:p text:style-name="P5"><text:span text:style-name="T9">insert</text:span><text:span text:style-name="T10"> </text:span><text:span text:style-name="T9">into</text:span><text:span text:style-name="T10"> personas </text:span><text:span text:style-name="T9">values </text:span><text:span text:style-name="T10">(</text:span><text:span text:style-name="T11">1</text:span><text:span text:style-name="T10">,</text:span><text:span text:style-name="T11">12345678</text:span><text:span text:style-name="T10">,</text:span><text:span text:style-name="T11">'García Hernández, Eladio','CONSERJE',1200</text:span><text:span text:style-name="T10">,</text:span><text:span text:style-name="T11">'LORCA')</text:span><text:span text:style-name="T10">;<text:line-break/></text:span><text:span text:style-name="T9">insert</text:span><text:span text:style-name="T10"> </text:span><text:span text:style-name="T9">into</text:span><text:span text:style-name="T10"> personas </text:span><text:span text:style-name="T9">values</text:span><text:span text:style-name="T10"> (</text:span><text:span text:style-name="T11">1</text:span><text:span text:style-name="T10">,</text:span><text:span text:style-name="T11">87654321</text:span><text:span text:style-name="T10">,</text:span><text:span text:style-name="T11">'Fuentes Bermejo, Carlos','DIRECTOR',2000</text:span><text:span text:style-name="T10">,</text:span><text:span text:style-name="T11">'MURCIA')</text:span><text:span text:style-name="T10">;<text:line-break/></text:span><text:span text:style-name="T9">insert</text:span><text:span text:style-name="T10"> </text:span><text:span text:style-name="T9">into</text:span><text:span text:style-name="T10"> personas </text:span><text:span text:style-name="T9">values</text:span><text:span text:style-name="T10"> (</text:span><text:span text:style-name="T11">2</text:span><text:span text:style-name="T10">,</text:span><text:span text:style-name="T11">55544433</text:span><text:span text:style-name="T10">,</text:span><text:span text:style-name="T11">'González Marín, Alicia','CONSERJE',1200</text:span><text:span text:style-name="T10">,</text:span><text:span text:style-name="T11">'MURCIA')</text:span><text:span text:style-name="T10">;<text:line-break/></text:span><text:span text:style-name="T9">insert</text:span><text:span text:style-name="T10"> </text:span><text:span text:style-name="T9">into</text:span><text:span text:style-name="T10"> personas </text:span><text:span text:style-name="T9">values</text:span><text:span text:style-name="T10"> (</text:span><text:span text:style-name="T11">1</text:span><text:span text:style-name="T10">,</text:span><text:span text:style-name="T11">66655544</text:span><text:span text:style-name="T10">,</text:span><text:span text:style-name="T11">'Castillo Montes, Pedro','MEDICO',1700</text:span><text:span text:style-name="T10">,</text:span><text:span text:style-name="T11">'MURCIA')</text:span><text:span text:style-name="T10">;<text:line-break/></text:span><text:span text:style-name="T9">insert</text:span><text:span text:style-name="T10"> </text:span><text:span text:style-name="T9">into</text:span><text:span text:style-name="T10"> personas </text:span><text:span text:style-name="T9">values</text:span><text:span text:style-name="T10"> (</text:span><text:span text:style-name="T11">2</text:span><text:span text:style-name="T10">,</text:span><text:span text:style-name="T11">22233322</text:span><text:span text:style-name="T10">,</text:span><text:span text:style-name="T11">'Tristán García, Ana','MEDICO',1900</text:span><text:span text:style-name="T10">,</text:span><text:span text:style-name="T11">'MURCIA')</text:span><text:span text:style-name="T10">;<text:line-break/></text:span><text:span text:style-name="T9">insert</text:span><text:span text:style-name="T10"> </text:span><text:span text:style-name="T9">into</text:span><text:span text:style-name="T10"> personas </text:span><text:span text:style-name="T9">values</text:span><text:span text:style-name="T10"> (</text:span><text:span text:style-name="T11">3</text:span><text:span text:style-name="T10">,</text:span><text:span text:style-name="T11">55544411</text:span><text:span text:style-name="T10">,</text:span><text:span text:style-name="T11">'Ruiz Hernández, Caridad','MEDICO',1900</text:span><text:span text:style-name="T10">,</text:span><text:span text:style-name="T11">'LORCA')</text:span><text:span text:style-name="T10">;<text:line-break/></text:span><text:span text:style-name="T9">insert</text:span><text:span text:style-name="T10"> </text:span><text:span text:style-name="T9">into</text:span><text:span text:style-name="T10"> personas </text:span><text:span text:style-name="T9">values</text:span><text:span text:style-name="T10"> (</text:span><text:span text:style-name="T11">3</text:span><text:span text:style-name="T10">,</text:span><text:span text:style-name="T11">99988333</text:span><text:span text:style-name="T10">,</text:span><text:span text:style-name="T11">'Serrano Díaz, Alejandro','DIRECTOR',2400</text:span><text:span text:style-name="T10">,</text:span><text:span text:style-name="T11">'CARTAGENA')</text:span><text:span text:style-name="T10">;<text:line-break/></text:span><text:span text:style-name="T9">insert</text:span><text:span text:style-name="T10"> </text:span><text:span text:style-name="T9">into</text:span><text:span text:style-name="T10"> personas </text:span><text:span text:style-name="T9">values</text:span><text:span text:style-name="T10"> (</text:span><text:span text:style-name="T11">4</text:span><text:span text:style-name="T10">,</text:span><text:span text:style-name="T11">33222111</text:span><text:span text:style-name="T10">,</text:span><text:span text:style-name="T11">'Mesa del Castillo, Juan','MEDICO',2200</text:span><text:span text:style-name="T10">,</text:span><text:span text:style-name="T11">'LORCA')</text:span><text:span text:style-name="T10">;<text:line-break/></text:span><text:span text:style-name="T9">insert</text:span><text:span text:style-name="T10"> </text:span><text:span text:style-name="T9">into</text:span><text:span text:style-name="T10"> personas </text:span><text:span text:style-name="T9">values</text:span><text:span text:style-name="T10"> (</text:span><text:span text:style-name="T11">2</text:span><text:span text:style-name="T10">,</text:span><text:span text:style-name="T11">22233333</text:span><text:span text:style-name="T10">,</text:span><text:span text:style-name="T11">'Martínez Molina, Andrés','MEDICO',1600</text:span><text:span text:style-name="T10">,</text:span><text:span text:style-name="T11">'CARTAGENA')</text:span><text:span text:style-name="T10">;<text:line-break/></text:span><text:span text:style-name="T9">insert</text:span><text:span text:style-name="T10"> </text:span><text:span text:style-name="T9">into</text:span><text:span text:style-name="T10"> personas </text:span><text:span text:style-name="T9">values</text:span><text:span text:style-name="T10"> (</text:span><text:span text:style-name="T11">4</text:span><text:span text:style-name="T10">,</text:span><text:span text:style-name="T11">55544412</text:span><text:span text:style-name="T10">,</text:span><text:span text:style-name="T11">'Jiménez Jiménez, Dolores','CONSERJE',1200</text:span><text:span text:style-name="T10">,</text:span><text:span text:style-name="T11">'MURCIA')</text:span><text:span text:style-name="T10">;<text:line-break/></text:span><text:soft-page-break/><text:span text:style-name="T9">insert</text:span><text:span text:style-name="T10"> </text:span><text:span text:style-name="T9">into</text:span><text:span text:style-name="T10"> personas </text:span><text:span text:style-name="T9">values</text:span><text:span text:style-name="T10"> (</text:span><text:span text:style-name="T11">4</text:span><text:span text:style-name="T10">,</text:span><text:span text:style-name="T11">22233311</text:span><text:span text:style-name="T10">,</text:span><text:span text:style-name="T11">'Martínez Molina, Gloria','MEDICO',1600</text:span><text:span text:style-name="T10">,</text:span><text:span text:style-name="T11">'MURCIA')</text:span><text:span text:style-name="T10">;</text:span></text:p>
      <text:h text:style-name="P1" text:outline-level="2"><text:span text:style-name="T3">Realizar las siguientes consultas:</text:span></text:h>
      <text:list xml:id="list3480172338" text:style-name="WWNum2">
        <text:list-item>
          <text:p text:style-name="P6"><text:span text:style-name="T13">-- 1) </text:span><text:span text:style-name="T5">Mostrar todos los datos de todas las personas.</text:span></text:p>
        </text:list-item>
      </text:list>
      <text:p text:style-name="P7"><text:span text:style-name="T9">SELECT</text:span><text:span text:style-name="T6"> * <text:line-break/></text:span><text:span text:style-name="T9">FROM</text:span><text:span text:style-name="T6"> personas;</text:span></text:p>
      <text:list xml:id="list130937666100607" text:continue-numbering="true" text:style-name="WWNum2">
        <text:list-item>
          <text:p text:style-name="P6"><text:span text:style-name="T13">-- 2) </text:span><text:span text:style-name="T5">Obtén el DNI, apellidos y función de todas las personas.</text:span></text:p>
        </text:list-item>
      </text:list>
      <text:p text:style-name="P7"><text:span text:style-name="T9">SELECT</text:span><text:span text:style-name="T6"> dni, apellidos, funcion </text:span><text:span text:style-name="T9"><text:line-break/>FROM</text:span><text:span text:style-name="T6"> personas;</text:span></text:p>
      <text:list xml:id="list130937648317061" text:continue-numbering="true" text:style-name="WWNum2">
        <text:list-item>
          <text:p text:style-name="P6"><text:span text:style-name="T13">-- 3) </text:span><text:span text:style-name="T5">Mostrar los apellidos de las personas que vivan en LORCA.</text:span></text:p>
        </text:list-item>
      </text:list>
      <text:p text:style-name="P7"><text:span text:style-name="T9">SELECT</text:span><text:span text:style-name="T6"> apellidos <text:line-break/></text:span><text:span text:style-name="T9">FROM</text:span><text:span text:style-name="T6"> personas </text:span><text:span text:style-name="T9"><text:line-break/>WHERE</text:span><text:span text:style-name="T6"> localidad = </text:span><text:span text:style-name="T11">'lorca'</text:span><text:span text:style-name="T6">;</text:span></text:p>
      <text:list xml:id="list130937274305458" text:continue-numbering="true" text:style-name="WWNum2">
        <text:list-item>
          <text:p text:style-name="P6"><text:span text:style-name="T13">-- 4) </text:span><text:span text:style-name="T5">Mostrar los apellidos de las personas que vivan en MURCIA o LORCA</text:span></text:p>
        </text:list-item>
      </text:list>
      <text:p text:style-name="P7"><text:span text:style-name="T9">SELECT</text:span><text:span text:style-name="T6"> apellidos </text:span><text:span text:style-name="T9"><text:line-break/>FROM</text:span><text:span text:style-name="T6"> personas </text:span><text:span text:style-name="T9"><text:line-break/>WHERE</text:span><text:span text:style-name="T6"> localidad = </text:span><text:span text:style-name="T11">'lorca'</text:span><text:span text:style-name="T6"> </text:span><text:span text:style-name="T9">OR</text:span><text:span text:style-name="T6"> localidad = </text:span><text:span text:style-name="T11">'murcia'</text:span><text:span text:style-name="T6">;</text:span></text:p>
      <text:p text:style-name="P7"><text:span text:style-name="T9">SELECT</text:span><text:span text:style-name="T6"> apellidos<text:line-break/></text:span><text:span text:style-name="T9">FROM</text:span><text:span text:style-name="T6"> personas<text:line-break/></text:span><text:span text:style-name="T9">WHERE</text:span><text:span text:style-name="T6"> localidad </text:span><text:span text:style-name="T9">IN</text:span><text:span text:style-name="T6"> (</text:span><text:span text:style-name="T11">'lorca',</text:span><text:span text:style-name="T6"> </text:span><text:span text:style-name="T11">'murcia')</text:span><text:span text:style-name="T6">;</text:span></text:p>
      <text:list xml:id="list130936768151599" text:continue-numbering="true" text:style-name="WWNum2">
        <text:list-item>
          <text:p text:style-name="P6"><text:span text:style-name="T13">-- 5) </text:span><text:span text:style-name="T5">Seleccionar los datos de aquellas personas que vivan en MURCIA y tengan un salario superior a los 1500 euros.</text:span></text:p>
        </text:list-item>
      </text:list>
      <text:p text:style-name="P7"><text:span text:style-name="T9">SELECT</text:span><text:span text:style-name="T6"> * </text:span><text:span text:style-name="T9"><text:line-break/>FROM</text:span><text:span text:style-name="T6"> personas </text:span><text:span text:style-name="T9"><text:line-break/>WHERE</text:span><text:span text:style-name="T6"> localidad = </text:span><text:span text:style-name="T11">'murcia'</text:span><text:span text:style-name="T6"> </text:span><text:span text:style-name="T9">AND</text:span><text:span text:style-name="T6"> salario &gt; </text:span><text:span text:style-name="T11">1500</text:span><text:span text:style-name="T6">;</text:span></text:p>
      <text:list xml:id="list130938023832462" text:continue-numbering="true" text:style-name="WWNum2">
        <text:list-item>
          <text:p text:style-name="P6"><text:soft-page-break/><text:span text:style-name="T13">-- 6) </text:span><text:span text:style-name="T5">Mostrar los datos de las personas que vivan en MURCIA, tengan un salario superior a los 1500 euros y sean DIRECTORES.</text:span></text:p>
        </text:list-item>
      </text:list>
      <text:p text:style-name="P7"><text:span text:style-name="T9">SELECT</text:span><text:span text:style-name="T6"> * <text:line-break/></text:span><text:span text:style-name="T9">FROM</text:span><text:span text:style-name="T6"> personas </text:span><text:span text:style-name="T9"><text:line-break/>WHERE</text:span><text:span text:style-name="T6"> localidad = </text:span><text:span text:style-name="T11">'murcia'</text:span><text:span text:style-name="T6"> <text:line-break/> <text:s/></text:span><text:span text:style-name="T9">AND</text:span><text:span text:style-name="T6"> salario &gt; </text:span><text:span text:style-name="T11">1500</text:span><text:span text:style-name="T6"> </text:span><text:span text:style-name="T9"><text:line-break/> <text:s/>AND</text:span><text:span text:style-name="T6"> funcion = </text:span><text:span text:style-name="T11">'director'</text:span><text:span text:style-name="T6">;</text:span></text:p>
      <text:list xml:id="list130938296712005" text:continue-numbering="true" text:style-name="WWNum2">
        <text:list-item>
          <text:p text:style-name="P6"><text:span text:style-name="T13">-- 7) </text:span><text:span text:style-name="T5">Mostrar los datos de las personas cuya función sea MÉDICO ordenados por apellidos descendentemente.</text:span></text:p>
        </text:list-item>
      </text:list>
      <text:p text:style-name="P7"><text:span text:style-name="T9">SELECT</text:span><text:span text:style-name="T6"> * <text:line-break/></text:span><text:span text:style-name="T9">FROM</text:span><text:span text:style-name="T6"> personas </text:span><text:span text:style-name="T9"><text:line-break/>WHERE</text:span><text:span text:style-name="T6"> funcion = </text:span><text:span text:style-name="T11">'medico'</text:span><text:span text:style-name="T6"> </text:span><text:span text:style-name="T9"><text:line-break/>ORDER BY</text:span><text:span text:style-name="T6"> apellidos </text:span><text:span text:style-name="T9">DESC</text:span><text:span text:style-name="T6">;;</text:span></text:p>
      <text:list xml:id="list130937448219671" text:continue-numbering="true" text:style-name="WWNum2">
        <text:list-item>
          <text:p text:style-name="P6"><text:span text:style-name="T13">-- 8) </text:span><text:span text:style-name="T5">Mostrar los datos de todas las localidades que hay en la tabla personas sin repeticiones (debes empear la cláusula DISTINCT)</text:span></text:p>
        </text:list-item>
      </text:list>
      <text:p text:style-name="P7"><text:span text:style-name="T9">SELECT DISTINCT</text:span><text:span text:style-name="T6"> localidad <text:line-break/></text:span><text:span text:style-name="T9">FROM</text:span><text:span text:style-name="T6"> personas;</text:span></text:p>
      <text:list xml:id="list130938202621810" text:continue-numbering="true" text:style-name="WWNum2">
        <text:list-item>
          <text:p text:style-name="P6"><text:span text:style-name="T13">-- 9) </text:span><text:span text:style-name="T5">Mostrar los datos de las personas que tengan un salario superior a 1500 euros y sean médicos. Ordenar la salida por salario descendentemente.</text:span></text:p>
        </text:list-item>
      </text:list>
      <text:p text:style-name="P7"><text:span text:style-name="T9">SELECT</text:span><text:span text:style-name="T6"> * </text:span><text:span text:style-name="T9"><text:line-break/>FROM</text:span><text:span text:style-name="T6"> personas </text:span><text:span text:style-name="T9"><text:line-break/>WHERE</text:span><text:span text:style-name="T6"> salario &gt; </text:span><text:span text:style-name="T11">1500</text:span><text:span text:style-name="T6"> </text:span><text:span text:style-name="T9">AND</text:span><text:span text:style-name="T6"> funcion = </text:span><text:span text:style-name="T11">'medico'</text:span><text:span text:style-name="T6"> </text:span><text:span text:style-name="T9"><text:line-break/>ORDER BY</text:span><text:span text:style-name="T6"> salario </text:span><text:span text:style-name="T9">DESC</text:span><text:span text:style-name="T6">;</text:span></text:p>
      <text:list xml:id="list130937157964887" text:continue-numbering="true" text:style-name="WWNum2">
        <text:list-item>
          <text:p text:style-name="P6"><text:span text:style-name="T13">-- 10) </text:span><text:span text:style-name="T5">Seleccionar aquellas personas cuyo apellido comience por M.</text:span></text:p>
        </text:list-item>
      </text:list>
      <text:p text:style-name="P7"><text:span text:style-name="T9">SELECT</text:span><text:span text:style-name="T6"> apellidos <text:line-break/></text:span><text:span text:style-name="T9">FROM</text:span><text:span text:style-name="T6"> personas </text:span><text:span text:style-name="T9"><text:line-break/>WHERE</text:span><text:span text:style-name="T6"> apellidos </text:span><text:span text:style-name="T9">LIKE</text:span><text:span text:style-name="T6"> </text:span><text:span text:style-name="T11">'M%'</text:span><text:span text:style-name="T6">;</text:span></text:p>
      <text:list xml:id="list130937408856437" text:continue-numbering="true" text:style-name="WWNum2">
        <text:list-item>
          <text:p text:style-name="P6"><text:soft-page-break/><text:span text:style-name="T13">-- 11) </text:span><text:span text:style-name="T5">Mostrar los datos de las personas que tengan una M en el apellido y cuya función sea CONSERJE</text:span></text:p>
        </text:list-item>
      </text:list>
      <text:p text:style-name="P7"><text:span text:style-name="T9">SELECT</text:span><text:span text:style-name="T6"> apellidos, funcion <text:line-break/></text:span><text:span text:style-name="T9">FROM</text:span><text:span text:style-name="T6"> personas </text:span><text:span text:style-name="T9"><text:line-break/>WHERE</text:span><text:span text:style-name="T6"> apellidos </text:span><text:span text:style-name="T9">LIKE</text:span><text:span text:style-name="T6"> </text:span><text:span text:style-name="T11">'%M%'</text:span><text:span text:style-name="T6"> </text:span><text:span text:style-name="T9">AND</text:span><text:span text:style-name="T6"> funcion = </text:span><text:span text:style-name="T11">'conserje'</text:span><text:span text:style-name="T6">;</text:span></text:p>
      <text:list xml:id="list130936650195198" text:continue-numbering="true" text:style-name="WWNum2">
        <text:list-item>
          <text:p text:style-name="P6"><text:span text:style-name="T13">-- 12) </text:span><text:span text:style-name="T5">Mostrar aquellas personas que tengan un salario entre 1500 y 2000 euros.</text:span></text:p>
        </text:list-item>
      </text:list>
      <text:p text:style-name="P7"><text:span text:style-name="T9">SELECT</text:span><text:span text:style-name="T6"> * </text:span><text:span text:style-name="T9"><text:line-break/>FROM</text:span><text:span text:style-name="T6"> personas </text:span><text:span text:style-name="T9"><text:line-break/>WHERE</text:span><text:span text:style-name="T6"> salario </text:span><text:span text:style-name="T9">BETWEEN</text:span><text:span text:style-name="T6"> </text:span><text:span text:style-name="T11">1500</text:span><text:span text:style-name="T6"> </text:span><text:span text:style-name="T9">AND</text:span><text:span text:style-name="T6"> </text:span><text:span text:style-name="T11">2000</text:span><text:span text:style-name="T6">;</text:span></text:p>
      <text:p text:style-name="P7"><text:span text:style-name="T9">SELECT</text:span><text:span text:style-name="T6"> apellidos, salario<text:line-break/></text:span><text:span text:style-name="T9">FROM</text:span><text:span text:style-name="T6"> personas<text:line-break/></text:span><text:span text:style-name="T9">WHERE</text:span><text:span text:style-name="T6"> salario &gt;= </text:span><text:span text:style-name="T11">1500</text:span><text:span text:style-name="T6"> </text:span><text:span text:style-name="T9">AND</text:span><text:span text:style-name="T6"> salario &lt;= </text:span><text:span text:style-name="T11">2000</text:span><text:span text:style-name="T6">;</text:span></text:p>
      <text:list xml:id="list130937491294542" text:continue-numbering="true" text:style-name="WWNum2">
        <text:list-item>
          <text:p text:style-name="P6"><text:span text:style-name="T13">-- 13) </text:span><text:span text:style-name="T5">Seleccionar los datos de aquellas personas cuya función sea MÉDICO o DIRECTOR (utilizar el operador IN)</text:span></text:p>
        </text:list-item>
      </text:list>
      <text:p text:style-name="P7"><text:span text:style-name="T9">SELECT</text:span><text:span text:style-name="T6"> * </text:span><text:span text:style-name="T9"><text:line-break/>FROM</text:span><text:span text:style-name="T6"> personas </text:span><text:span text:style-name="T9"><text:line-break/>WHERE</text:span><text:span text:style-name="T6"> funcion </text:span><text:span text:style-name="T9">IN</text:span><text:span text:style-name="T6"> (</text:span><text:span text:style-name="T11">'medico'</text:span><text:span text:style-name="T6">, </text:span><text:span text:style-name="T11">'director'</text:span><text:span text:style-name="T6">);</text:span></text:p>
      <text:list xml:id="list130938462161270" text:continue-numbering="true" text:style-name="WWNum2">
        <text:list-item>
          <text:p text:style-name="P6"><text:span text:style-name="T13">-- 14) </text:span><text:span text:style-name="T5">Obtener los datos de aquellas personas cuya función no sea CONSERJE (utilizar el operador NOT IN) y tengan un salario superior a los 1500 euros, ordenados por apellido descendentemente.</text:span></text:p>
        </text:list-item>
      </text:list>
      <text:p text:style-name="P7"><text:span text:style-name="T9">SELECT</text:span><text:span text:style-name="T6"> * </text:span><text:span text:style-name="T9"><text:line-break/>FROM</text:span><text:span text:style-name="T6"> personas </text:span><text:span text:style-name="T9"><text:line-break/>WHERE</text:span><text:span text:style-name="T6"> funcion </text:span><text:span text:style-name="T9">NOT IN</text:span><text:span text:style-name="T6"> (</text:span><text:span text:style-name="T11">'conserje'</text:span><text:span text:style-name="T6">) </text:span><text:span text:style-name="T9">AND</text:span><text:span text:style-name="T6"> salario &gt; </text:span><text:span text:style-name="T11">1500</text:span><text:span text:style-name="T6"> </text:span><text:span text:style-name="T9"><text:line-break/>ORDER BY</text:span><text:span text:style-name="T6"> apellidos </text:span><text:span text:style-name="T9">DESC</text:span><text:span text:style-name="T6">;</text:span></text:p>
      <text:p text:style-name="P7"><text:span text:style-name="T9">SELECT</text:span><text:span text:style-name="T6"> *<text:line-break/></text:span><text:span text:style-name="T9">FROM</text:span><text:span text:style-name="T6"> personas<text:line-break/></text:span><text:span text:style-name="T9">WHERE</text:span><text:span text:style-name="T6"> funcion &lt;&gt; </text:span><text:span text:style-name="T11">'conserje' </text:span><text:span text:style-name="T9">AND</text:span><text:span text:style-name="T6"> salario &gt; </text:span><text:span text:style-name="T11">1500</text:span><text:span text:style-name="T6"><text:line-break/></text:span><text:span text:style-name="T9">ORDER</text:span><text:span text:style-name="T6"> </text:span><text:span text:style-name="T9">BY</text:span><text:span text:style-name="T6"> apellidos </text:span><text:span text:style-name="T9">DESC</text:span><text:span text:style-name="T6">;</text:span></text:p>
      <text:list xml:id="list130936782226617" text:continue-numbering="true" text:style-name="WWNum2">
        <text:list-item>
          <text:p text:style-name="P6"><text:soft-page-break/><text:span text:style-name="T13">-- 15) </text:span><text:span text:style-name="T5">Mostrar los datos de las personas que sean de MURCIA o CARTAGENA y que pertenezcan al hospital número 1.</text:span></text:p>
        </text:list-item>
      </text:list>
      <text:p text:style-name="P7"><text:span text:style-name="T9">SELECT</text:span><text:span text:style-name="T6"> * </text:span><text:span text:style-name="T9"><text:line-break/>FROM</text:span><text:span text:style-name="T6"> personas </text:span><text:span text:style-name="T9"><text:line-break/>WHERE</text:span><text:span text:style-name="T6"> localidad </text:span><text:span text:style-name="T9">IN</text:span><text:span text:style-name="T6"> (</text:span><text:span text:style-name="T11">'murcia'</text:span><text:span text:style-name="T6">, </text:span><text:span text:style-name="T11">'cartagena'</text:span><text:span text:style-name="T6">) </text:span><text:span text:style-name="T9"><text:line-break/> <text:s/>AND</text:span><text:span text:style-name="T6"> cod_hospital = </text:span><text:span text:style-name="T11">1</text:span><text:span text:style-name="T6">;</text:span></text:p>
      <text:list xml:id="list130937337309047" text:continue-numbering="true" text:style-name="WWNum2">
        <text:list-item>
          <text:p text:style-name="P6"><text:span text:style-name="T13">-- 16) </text:span><text:span text:style-name="T5">Obtén los apellidos en mayúsculas de las personas que trabajen en el hospital número 1.</text:span></text:p>
        </text:list-item>
      </text:list>
      <text:p text:style-name="P7"><text:span text:style-name="T9">SELECT</text:span><text:span text:style-name="T6"> </text:span><text:span text:style-name="T9">upper</text:span><text:span text:style-name="T6">(apellidos) </text:span><text:span text:style-name="T14">apellidos</text:span><text:span text:style-name="T9"><text:line-break/>FROM</text:span><text:span text:style-name="T6"> personas </text:span><text:span text:style-name="T9"><text:line-break/>WHERE</text:span><text:span text:style-name="T6"> cod_hospital = </text:span><text:span text:style-name="T11">1</text:span><text:span text:style-name="T6">;</text:span></text:p>
      <text:list xml:id="list130937136424373" text:continue-numbering="true" text:style-name="WWNum2">
        <text:list-item>
          <text:p text:style-name="P6"><text:span text:style-name="T13">-- 17) </text:span><text:span text:style-name="T5">Con una consulta devuelve los apellidos de todas las personas. Al lado debe aparecer la longitud de cada apellido.</text:span></text:p>
        </text:list-item>
      </text:list>
      <text:p text:style-name="P7"><text:span text:style-name="T9">SELECT</text:span><text:span text:style-name="T6"> apellidos, </text:span><text:span text:style-name="T9">length</text:span><text:span text:style-name="T6">(apellidos) </text:span><text:span text:style-name="T14">largo</text:span><text:span text:style-name="T6"> <text:line-break/></text:span><text:span text:style-name="T9">FROM</text:span><text:span text:style-name="T6"> personas;</text:span></text:p>
      <text:list xml:id="list130937566946667" text:continue-numbering="true" text:style-name="WWNum2">
        <text:list-item>
          <text:p text:style-name="P6"><text:span text:style-name="T13">-- 18) </text:span><text:span text:style-name="T5">Obtener los apellidos y localidad en minúscula de todas aquellas personas que no trabajen en el hospital número 1.</text:span></text:p>
        </text:list-item>
      </text:list>
      <text:p text:style-name="P7"><text:span text:style-name="T9">SELECT</text:span><text:span text:style-name="T6"> apellidos, </text:span><text:span text:style-name="T9">lower</text:span><text:span text:style-name="T6">(localidad) </text:span><text:span text:style-name="T14">localidad</text:span><text:span text:style-name="T6"> <text:line-break/></text:span><text:span text:style-name="T9">FROM</text:span><text:span text:style-name="T6"> personas </text:span><text:span text:style-name="T9"><text:line-break/>WHERE</text:span><text:span text:style-name="T6"> cod_hospital &lt;&gt; </text:span><text:span text:style-name="T11">1</text:span><text:span text:style-name="T6">;</text:span></text:p>
      <text:list xml:id="list130937452292721" text:continue-numbering="true" text:style-name="WWNum2">
        <text:list-item>
          <text:p text:style-name="P6"><text:span text:style-name="T13">-- 19) </text:span><text:span text:style-name="T5">Obtener los datos de las personas que trabajen en los hospitales 1 ó 2 y tengan un salario superior a 1500 euros.</text:span></text:p>
        </text:list-item>
      </text:list>
      <text:p text:style-name="P7"><text:span text:style-name="T9">SELECT</text:span><text:span text:style-name="T6"> * </text:span><text:span text:style-name="T9"><text:line-break/>FROM</text:span><text:span text:style-name="T6"> personas </text:span><text:span text:style-name="T9"><text:line-break/>WHERE</text:span><text:span text:style-name="T6"> cod_hospital </text:span><text:span text:style-name="T9">IN</text:span><text:span text:style-name="T6"> (</text:span><text:span text:style-name="T11">1</text:span><text:span text:style-name="T6">, </text:span><text:span text:style-name="T11">2</text:span><text:span text:style-name="T6">) </text:span><text:span text:style-name="T9"><text:line-break/> <text:s/>AND</text:span><text:span text:style-name="T6"> salario &gt; </text:span><text:span text:style-name="T11">1500</text:span><text:span text:style-name="T6">;</text:span></text:p>
      <text:list xml:id="list130936858663723" text:continue-numbering="true" text:style-name="WWNum2">
        <text:list-item>
          <text:p text:style-name="P6"><text:span text:style-name="T13">-- 20) </text:span><text:span text:style-name="T5">Visualizar los datos de aquellas personas que no trabajen en el hospital número 2 y que sean de MURCIA.</text:span></text:p>
        </text:list-item>
      </text:list>
      <text:p text:style-name="P7"><text:soft-page-break/><text:span text:style-name="T9">SELECT</text:span><text:span text:style-name="T6"> * <text:line-break/></text:span><text:span text:style-name="T9">FROM</text:span><text:span text:style-name="T6"> personas <text:line-break/></text:span><text:span text:style-name="T9">WHERE</text:span><text:span text:style-name="T6"> cod_hospital &lt;&gt; </text:span><text:span text:style-name="T11">2</text:span><text:span text:style-name="T6"> </text:span><text:span text:style-name="T9">AND</text:span><text:span text:style-name="T6"> localidad = </text:span><text:span text:style-name="T11">'murcia'</text:span><text:span text:style-name="T6">;</text:span></text:p>
      <text:h text:style-name="P1" text:outline-level="1"><text:span text:style-name="T1">Ejercicios de SQL (III) </text:span><text:span text:style-name="T4">11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3:08:20.316000000</meta:creation-date>
    <dc:date>2020-02-26T13:09:36.192000000</dc:date>
    <meta:editing-duration>PT1M16S</meta:editing-duration>
    <meta:editing-cycles>1</meta:editing-cycles>
    <meta:document-statistic meta:table-count="0" meta:image-count="0" meta:object-count="0" meta:page-count="6" meta:paragraph-count="51" meta:word-count="779" meta:character-count="5241" meta:non-whitespace-character-count="4470"/>
    <meta:generator>LibreOffice/5.3.3.2$Windows_x86 LibreOffice_project/3d9a8b4b4e538a85e0782bd6c2d430bafe583448</meta:generator>
  </office:meta>
</office:document-meta>
</file>